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1005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0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7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35" table:formula="of:=[.B3]+[.C3]" office:value-type="float" office:value="4" calcext:value-type="float">
            <text:p>4</text:p>
          </table:table-cell>
          <table:table-cell table:style-name="ce42" table:formula="of:=[.D3]/[.$D$12]" office:value-type="percentage" office:value="0.0142857142857143" calcext:value-type="percentage">
            <text:p>1,4%</text:p>
          </table:table-cell>
          <table:table-cell table:style-name="ce46" table:formula="of:=[.E3]" office:value-type="percentage" office:value="0.0142857142857143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35" table:formula="of:=[.B4]+[.C4]" office:value-type="float" office:value="29" calcext:value-type="float">
            <text:p>29</text:p>
          </table:table-cell>
          <table:table-cell table:style-name="ce42" table:formula="of:=[.D4]/[.$D$12]" office:value-type="percentage" office:value="0.103571428571429" calcext:value-type="percentage">
            <text:p>10,4%</text:p>
          </table:table-cell>
          <table:table-cell table:style-name="ce47" table:formula="of:=[.F3]+[.E4]" office:value-type="percentage" office:value="0.117857142857143" calcext:value-type="percentage">
            <text:p>1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22" calcext:value-type="float">
            <text:p>22</text:p>
          </table:table-cell>
          <table:table-cell table:style-name="ce35" table:formula="of:=[.B5]+[.C5]" office:value-type="float" office:value="41" calcext:value-type="float">
            <text:p>41</text:p>
          </table:table-cell>
          <table:table-cell table:style-name="ce42" table:formula="of:=[.D5]/[.$D$12]" office:value-type="percentage" office:value="0.146428571428571" calcext:value-type="percentage">
            <text:p>14,6%</text:p>
          </table:table-cell>
          <table:table-cell table:style-name="ce46" table:formula="of:=[.F4]+[.E5]" office:value-type="percentage" office:value="0.264285714285714" calcext:value-type="percentage">
            <text:p>2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style-name="ce35" table:formula="of:=[.B6]+[.C6]" office:value-type="float" office:value="30" calcext:value-type="float">
            <text:p>30</text:p>
          </table:table-cell>
          <table:table-cell table:style-name="ce42" table:formula="of:=[.D6]/[.$D$12]" office:value-type="percentage" office:value="0.107142857142857" calcext:value-type="percentage">
            <text:p>10,7%</text:p>
          </table:table-cell>
          <table:table-cell table:style-name="ce48" table:formula="of:=[.F5]+[.E6]" office:value-type="percentage" office:value="0.371428571428571" calcext:value-type="percentage">
            <text:p>3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28" calcext:value-type="float">
            <text:p>28</text:p>
          </table:table-cell>
          <table:table-cell table:style-name="ce35" table:formula="of:=[.B7]+[.C7]" office:value-type="float" office:value="47" calcext:value-type="float">
            <text:p>47</text:p>
          </table:table-cell>
          <table:table-cell table:style-name="ce42" table:formula="of:=[.D7]/[.$D$12]" office:value-type="percentage" office:value="0.167857142857143" calcext:value-type="percentage">
            <text:p>16,8%</text:p>
          </table:table-cell>
          <table:table-cell table:style-name="ce48" table:formula="of:=[.F6]+[.E7]" office:value-type="percentage" office:value="0.539285714285714" calcext:value-type="percentage">
            <text:p>5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22" calcext:value-type="float">
            <text:p>22</text:p>
          </table:table-cell>
          <table:table-cell table:style-name="ce29" office:value-type="float" office:value="27" calcext:value-type="float">
            <text:p>27</text:p>
          </table:table-cell>
          <table:table-cell table:style-name="ce35" table:formula="of:=[.B8]+[.C8]" office:value-type="float" office:value="49" calcext:value-type="float">
            <text:p>49</text:p>
          </table:table-cell>
          <table:table-cell table:style-name="ce42" table:formula="of:=[.D8]/[.$D$12]" office:value-type="percentage" office:value="0.175" calcext:value-type="percentage">
            <text:p>17,5%</text:p>
          </table:table-cell>
          <table:table-cell table:style-name="ce46" table:formula="of:=[.F7]+[.E8]" office:value-type="percentage" office:value="0.714285714285714" calcext:value-type="percentage">
            <text:p>7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17" calcext:value-type="float">
            <text:p>17</text:p>
          </table:table-cell>
          <table:table-cell table:style-name="ce35" table:formula="of:=[.B9]+[.C9]" office:value-type="float" office:value="32" calcext:value-type="float">
            <text:p>32</text:p>
          </table:table-cell>
          <table:table-cell table:style-name="ce42" table:formula="of:=[.D9]/[.$D$12]" office:value-type="percentage" office:value="0.114285714285714" calcext:value-type="percentage">
            <text:p>11,4%</text:p>
          </table:table-cell>
          <table:table-cell table:style-name="ce46" table:formula="of:=[.F8]+[.E9]" office:value-type="percentage" office:value="0.828571428571429" calcext:value-type="percentage">
            <text:p>8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8" calcext:value-type="float">
            <text:p>8</text:p>
          </table:table-cell>
          <table:table-cell table:style-name="ce29" office:value-type="float" office:value="14" calcext:value-type="float">
            <text:p>14</text:p>
          </table:table-cell>
          <table:table-cell table:style-name="ce35" table:formula="of:=[.B10]+[.C10]" office:value-type="float" office:value="22" calcext:value-type="float">
            <text:p>22</text:p>
          </table:table-cell>
          <table:table-cell table:style-name="ce42" table:formula="of:=[.D10]/[.$D$12]" office:value-type="percentage" office:value="0.0785714285714286" calcext:value-type="percentage">
            <text:p>7,9%</text:p>
          </table:table-cell>
          <table:table-cell table:style-name="ce46" table:formula="of:=[.F9]+[.E10]" office:value-type="percentage" office:value="0.907142857142857" calcext:value-type="percentage">
            <text:p>9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35" table:formula="of:=[.B11]+[.C11]" office:value-type="float" office:value="26" calcext:value-type="float">
            <text:p>26</text:p>
          </table:table-cell>
          <table:table-cell table:style-name="ce43" table:formula="of:=[.D11]/[.$D$12]" office:value-type="percentage" office:value="0.0928571428571429" calcext:value-type="percentage">
            <text:p>9,3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23" calcext:value-type="float">
            <text:p>123</text:p>
          </table:table-cell>
          <table:table-cell table:style-name="ce20" table:formula="of:=SUM([.C3:.C11])" office:value-type="float" office:value="157" calcext:value-type="float">
            <text:p>157</text:p>
          </table:table-cell>
          <table:table-cell table:style-name="ce36" table:formula="of:=SUM([.D3:.D11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39285714285714" calcext:value-type="percentage">
            <text:p>44 %</text:p>
          </table:table-cell>
          <table:table-cell table:style-name="ce21" table:formula="of:=[.C12]/[.D12]" office:value-type="percentage" office:value="0.560714285714286" calcext:value-type="percentage">
            <text:p>56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9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185" calcext:value-type="float">
            <text:p>185</text:p>
          </table:table-cell>
          <table:table-cell table:style-name="ce38" office:value-type="float" office:value="9" calcext:value-type="float">
            <text:p>9</text:p>
          </table:table-cell>
          <table:table-cell table:style-name="ce23" table:formula="of:=SUM([.A18:.D18])" office:value-type="float" office:value="287" calcext:value-type="float">
            <text:p>287</text:p>
          </table:table-cell>
          <table:table-cell/>
          <table:table-cell table:style-name="ce60" office:value-type="percentage" office:value="0.037" calcext:value-type="percentage" table:number-columns-spanned="3" table:number-rows-spanned="1">
            <text:p>3,70 %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9" table:formula="of:=[.A18]/[.$E$18]" office:value-type="percentage" office:value="0.125435540069686" calcext:value-type="percentage">
            <text:p>12,5%</text:p>
          </table:table-cell>
          <table:table-cell table:style-name="ce9" table:formula="of:=[.B18]/[.$E$18]" office:value-type="percentage" office:value="0.198606271777003" calcext:value-type="percentage">
            <text:p>19,9%</text:p>
          </table:table-cell>
          <table:table-cell table:style-name="ce9" table:formula="of:=[.C18]/[.$E$18]" office:value-type="percentage" office:value="0.644599303135889" calcext:value-type="percentage">
            <text:p>64,5%</text:p>
          </table:table-cell>
          <table:table-cell table:style-name="ce9" table:formula="of:=[.D18]/[.$E$18]" office:value-type="percentage" office:value="0.0313588850174216" calcext:value-type="percentage">
            <text:p>3,1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10" office:value-type="string" calcext:value-type="string">
            <text:p>Distribución por síntomas: en 1 caso confirmado no ha sido posible identificar la existencia o no de sintomatología</text:p>
          </table:table-cell>
          <table:table-cell table:number-columns-repeated="5"/>
          <table:table-cell table:style-name="ce61" office:value-type="float" office:value="10.9" calcext:value-type="float" table:number-columns-spanned="3" table:number-rows-spanned="1">
            <text:p>10,90</text:p>
          </table:table-cell>
          <table:covered-table-cell table:style-name="ce71"/>
          <table:covered-table-cell table:style-name="ce8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73" calcext:value-type="float">
            <text:p>173</text:p>
          </table:table-cell>
          <table:table-cell table:style-name="ce30" table:formula="of:=[.B22]/[.E18]" office:value-type="percentage" office:value="0.602787456445993" calcext:value-type="percentage">
            <text:p>60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13" calcext:value-type="float">
            <text:p>113</text:p>
          </table:table-cell>
          <table:table-cell table:style-name="ce31" table:formula="of:=[.B23]/[.E18]" office:value-type="percentage" office:value="0.393728222996516" calcext:value-type="percentage">
            <text:p>39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17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17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4" office:value-type="float" office:value="22" calcext:value-type="float">
            <text:p>22</text:p>
          </table:table-cell>
          <table:table-cell table:style-name="ce32" table:formula="of:=[.B28]/[.$B$91]" office:value-type="percentage" office:value="0.0766550522648084" calcext:value-type="percentage">
            <text:p>7,67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2" office:value-type="float" office:value="6" calcext:value-type="float">
            <text:p>6</text:p>
          </table:table-cell>
          <table:table-cell table:style-name="ce72" table:formula="of:=[.G28]/[.G$37]" office:value-type="percentage" office:value="0.0209059233449477" calcext:value-type="percentage">
            <text:p>2,09 %</text:p>
          </table:table-cell>
          <table:table-cell table:style-name="ce82"/>
          <table:table-cell table:style-name="ce6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29]/[.$B$91]" office:value-type="percentage" office:value="0.0487804878048781" calcext:value-type="percentage">
            <text:p>4,88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3" office:value-type="float" office:value="5" calcext:value-type="float">
            <text:p>5</text:p>
          </table:table-cell>
          <table:table-cell table:style-name="ce73" table:formula="of:=[.G29]/[.G$37]" office:value-type="percentage" office:value="0.0174216027874564" calcext:value-type="percentage">
            <text:p>1,74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0]/[.$B$91]" office:value-type="percentage" office:value="0.0418118466898955" calcext:value-type="percentage">
            <text:p>4,18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3" office:value-type="float" office:value="2" calcext:value-type="float">
            <text:p>2</text:p>
          </table:table-cell>
          <table:table-cell table:style-name="ce73" table:formula="of:=[.G30]/[.G$37]" office:value-type="percentage" office:value="0.00696864111498258" calcext:value-type="percentage">
            <text:p>0,70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Actur Norte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1]/[.$B$91]" office:value-type="percentage" office:value="0.0383275261324042" calcext:value-type="percentage">
            <text:p>3,83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3" office:value-type="float" office:value="30" calcext:value-type="float">
            <text:p>30</text:p>
          </table:table-cell>
          <table:table-cell table:style-name="ce73" table:formula="of:=[.G31]/[.G$37]" office:value-type="percentage" office:value="0.104529616724739" calcext:value-type="percentage">
            <text:p>10,45 %</text:p>
          </table:table-cell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2]/[.$B$91]" office:value-type="percentage" office:value="0.0313588850174216" calcext:value-type="percentage">
            <text:p>3,14 %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51" office:value-type="string" calcext:value-type="string">
            <text:p>TERUEL</text:p>
          </table:table-cell>
          <table:table-cell table:style-name="ce64" office:value-type="float" office:value="51" calcext:value-type="float">
            <text:p>51</text:p>
          </table:table-cell>
          <table:table-cell table:style-name="ce74" table:formula="of:=[.G32]/[.G$37]" office:value-type="percentage" office:value="0.177700348432056" calcext:value-type="percentage">
            <text:p>17,77 %</text:p>
          </table:table-cell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3]/[.$B$91]" office:value-type="percentage" office:value="0.0313588850174216" calcext:value-type="percentage">
            <text:p>3,14 %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52" office:value-type="string" calcext:value-type="string">
            <text:p>ZARAGOZA I</text:p>
          </table:table-cell>
          <table:table-cell table:style-name="ce65" office:value-type="float" office:value="62" calcext:value-type="float">
            <text:p>62</text:p>
          </table:table-cell>
          <table:table-cell table:style-name="ce75" table:formula="of:=[.G33]/[.G$37]" office:value-type="percentage" office:value="0.21602787456446" calcext:value-type="percentage">
            <text:p>21,60 %</text:p>
          </table:table-cell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4]/[.$B$91]" office:value-type="percentage" office:value="0.0313588850174216" calcext:value-type="percentage">
            <text:p>3,14 %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53" office:value-type="string" calcext:value-type="string">
            <text:p>ZARAGOZA II</text:p>
          </table:table-cell>
          <table:table-cell table:style-name="ce66" office:value-type="float" office:value="77" calcext:value-type="float">
            <text:p>77</text:p>
          </table:table-cell>
          <table:table-cell table:style-name="ce76" table:formula="of:=[.G34]/[.G$37]" office:value-type="percentage" office:value="0.268292682926829" calcext:value-type="percentage">
            <text:p>26,83 %</text:p>
          </table:table-cell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5]/[.$B$91]" office:value-type="percentage" office:value="0.0278745644599303" calcext:value-type="percentage">
            <text:p>2,79 %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49" office:value-type="string" calcext:value-type="string">
            <text:p>ZARAGOZA III</text:p>
          </table:table-cell>
          <table:table-cell table:style-name="ce62" office:value-type="float" office:value="37" calcext:value-type="float">
            <text:p>37</text:p>
          </table:table-cell>
          <table:table-cell table:style-name="ce72" table:formula="of:=[.G35]/[.G$37]" office:value-type="percentage" office:value="0.128919860627178" calcext:value-type="percentage">
            <text:p>12,89 %</text:p>
          </table:table-cell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6]/[.$B$91]" office:value-type="percentage" office:value="0.0278745644599303" calcext:value-type="percentage">
            <text:p>2,79 %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7" office:value-type="float" office:value="17" calcext:value-type="float">
            <text:p>17</text:p>
          </table:table-cell>
          <table:table-cell table:style-name="ce77" table:formula="of:=[.G36]/[.G$37]" office:value-type="percentage" office:value="0.0592334494773519" calcext:value-type="percentage">
            <text:p>5,92 %</text:p>
          </table:table-cell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7]/[.$B$91]" office:value-type="percentage" office:value="0.0278745644599303" calcext:value-type="percentage">
            <text:p>2,79 %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8" table:formula="of:=SUM([.G28:.G36])" office:value-type="float" office:value="287" calcext:value-type="float">
            <text:p>287</text:p>
          </table:table-cell>
          <table:table-cell table:style-name="ce78"/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8]/[.$B$91]" office:value-type="percentage" office:value="0.0278745644599303" calcext:value-type="percentage">
            <text:p>2,79 %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39]/[.$B$91]" office:value-type="percentage" office:value="0.0209059233449477" calcext:value-type="percentage">
            <text:p>2,09 %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0]/[.$B$91]" office:value-type="percentage" office:value="0.0209059233449477" calcext:value-type="percentage">
            <text:p>2,09 %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1]/[.$B$91]" office:value-type="percentage" office:value="0.0209059233449477" calcext:value-type="percentage">
            <text:p>2,09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spanned="3" table:number-rows-spanned="1"/>
          <table:covered-table-cell table:number-columns-repeated="2" table:style-name="ce58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2]/[.$B$91]" office:value-type="percentage" office:value="0.0209059233449477" calcext:value-type="percentage">
            <text:p>2,09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3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3]/[.$B$91]" office:value-type="percentage" office:value="0.0209059233449477" calcext:value-type="percentage">
            <text:p>2,09 %</text:p>
          </table:table-cell>
          <table:table-cell table:style-name="ce40" office:value-type="float" office:value="16" calcext:value-type="float">
            <text:p>1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4]/[.$B$91]" office:value-type="percentage" office:value="0.0174216027874564" calcext:value-type="percentage">
            <text:p>1,74 %</text:p>
          </table:table-cell>
          <table:table-cell table:style-name="ce40" office:value-type="float" office:value="17" calcext:value-type="float">
            <text:p>17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5]/[.$B$91]" office:value-type="percentage" office:value="0.0174216027874564" calcext:value-type="percentage">
            <text:p>1,74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6]/[.$B$91]" office:value-type="percentage" office:value="0.0174216027874564" calcext:value-type="percentage">
            <text:p>1,74 %</text:p>
          </table:table-cell>
          <table:table-cell table:style-name="ce40" office:value-type="float" office:value="19" calcext:value-type="float">
            <text:p>19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7]/[.$B$91]" office:value-type="percentage" office:value="0.0174216027874564" calcext:value-type="percentage">
            <text:p>1,74 %</text:p>
          </table:table-cell>
          <table:table-cell table:style-name="ce40" office:value-type="float" office:value="20" calcext:value-type="float">
            <text:p>20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8]/[.$B$91]" office:value-type="percentage" office:value="0.0174216027874564" calcext:value-type="percentage">
            <text:p>1,74 %</text:p>
          </table:table-cell>
          <table:table-cell table:style-name="ce40" office:value-type="float" office:value="21" calcext:value-type="float">
            <text:p>21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9]/[.$B$91]" office:value-type="percentage" office:value="0.0174216027874564" calcext:value-type="percentage">
            <text:p>1,74 %</text:p>
          </table:table-cell>
          <table:table-cell table:style-name="ce40" office:value-type="float" office:value="22" calcext:value-type="float">
            <text:p>22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0]/[.$B$91]" office:value-type="percentage" office:value="0.0174216027874564" calcext:value-type="percentage">
            <text:p>1,74 %</text:p>
          </table:table-cell>
          <table:table-cell table:style-name="ce40" office:value-type="float" office:value="23" calcext:value-type="float">
            <text:p>23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1]/[.$B$91]" office:value-type="percentage" office:value="0.0174216027874564" calcext:value-type="percentage">
            <text:p>1,74 %</text:p>
          </table:table-cell>
          <table:table-cell table:style-name="ce40" office:value-type="float" office:value="24" calcext:value-type="float">
            <text:p>24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2]/[.$B$91]" office:value-type="percentage" office:value="0.0139372822299652" calcext:value-type="percentage">
            <text:p>1,39 %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3]/[.$B$91]" office:value-type="percentage" office:value="0.0139372822299652" calcext:value-type="percentage">
            <text:p>1,39 %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4]/[.$B$91]" office:value-type="percentage" office:value="0.0139372822299652" calcext:value-type="percentage">
            <text:p>1,39 %</text:p>
          </table:table-cell>
          <table:table-cell table:style-name="ce40" office:value-type="float" office:value="27" calcext:value-type="float">
            <text:p>27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5]/[.$B$91]" office:value-type="percentage" office:value="0.0139372822299652" calcext:value-type="percentage">
            <text:p>1,39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6]/[.$B$91]" office:value-type="percentage" office:value="0.0139372822299652" calcext:value-type="percentage">
            <text:p>1,39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7]/[.$B$91]" office:value-type="percentage" office:value="0.0139372822299652" calcext:value-type="percentage">
            <text:p>1,39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8]/[.$B$91]" office:value-type="percentage" office:value="0.0139372822299652" calcext:value-type="percentage">
            <text:p>1,39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jarin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9]/[.$B$91]" office:value-type="percentage" office:value="0.0104529616724739" calcext:value-type="percentage">
            <text:p>1,05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0]/[.$B$91]" office:value-type="percentage" office:value="0.0104529616724739" calcext:value-type="percentage">
            <text:p>1,05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1]/[.$B$91]" office:value-type="percentage" office:value="0.0104529616724739" calcext:value-type="percentage">
            <text:p>1,05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2]/[.$B$91]" office:value-type="percentage" office:value="0.0104529616724739" calcext:value-type="percentage">
            <text:p>1,05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3]/[.$B$91]" office:value-type="percentage" office:value="0.0104529616724739" calcext:value-type="percentage">
            <text:p>1,05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4]/[.$B$91]" office:value-type="percentage" office:value="0.0104529616724739" calcext:value-type="percentage">
            <text:p>1,05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5]/[.$B$91]" office:value-type="percentage" office:value="0.00696864111498258" calcext:value-type="percentage">
            <text:p>0,70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6]/[.$B$91]" office:value-type="percentage" office:value="0.00696864111498258" calcext:value-type="percentage">
            <text:p>0,70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7]/[.$B$91]" office:value-type="percentage" office:value="0.00696864111498258" calcext:value-type="percentage">
            <text:p>0,70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8]/[.$B$91]" office:value-type="percentage" office:value="0.00696864111498258" calcext:value-type="percentage">
            <text:p>0,70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9]/[.$B$91]" office:value-type="percentage" office:value="0.00696864111498258" calcext:value-type="percentage">
            <text:p>0,70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0]/[.$B$91]" office:value-type="percentage" office:value="0.00696864111498258" calcext:value-type="percentage">
            <text:p>0,70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1]/[.$B$91]" office:value-type="percentage" office:value="0.00696864111498258" calcext:value-type="percentage">
            <text:p>0,70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9"/>
          <table:table-cell table:number-columns-repeated="3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2]/[.$B$91]" office:value-type="percentage" office:value="0.00696864111498258" calcext:value-type="percentage">
            <text:p>0,70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iñe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3]/[.$B$91]" office:value-type="percentage" office:value="0.00696864111498258" calcext:value-type="percentage">
            <text:p>0,70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ro La Paz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4]/[.$B$91]" office:value-type="percentage" office:value="0.00696864111498258" calcext:value-type="percentage">
            <text:p>0,70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5]/[.$B$91]" office:value-type="percentage" office:value="0.00696864111498258" calcext:value-type="percentage">
            <text:p>0,70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late De Cin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6]/[.$B$91]" office:value-type="percentage" office:value="0.00348432055749129" calcext:value-type="percentage">
            <text:p>0,35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iag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7]/[.$B$91]" office:value-type="percentage" office:value="0.00348432055749129" calcext:value-type="percentage">
            <text:p>0,35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udev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8]/[.$B$91]" office:value-type="percentage" office:value="0.00348432055749129" calcext:value-type="percentage">
            <text:p>0,35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9]/[.$B$91]" office:value-type="percentage" office:value="0.00348432055749129" calcext:value-type="percentage">
            <text:p>0,35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drill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0]/[.$B$91]" office:value-type="percentage" office:value="0.00348432055749129" calcext:value-type="percentage">
            <text:p>0,35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1]/[.$B$91]" office:value-type="percentage" office:value="0.00348432055749129" calcext:value-type="percentage">
            <text:p>0,35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ñe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2]/[.$B$91]" office:value-type="percentage" office:value="0.00348432055749129" calcext:value-type="percentage">
            <text:p>0,35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3]/[.$B$91]" office:value-type="percentage" office:value="0.00348432055749129" calcext:value-type="percentage">
            <text:p>0,35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4]/[.$B$91]" office:value-type="percentage" office:value="0.00348432055749129" calcext:value-type="percentage">
            <text:p>0,35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91]" office:value-type="percentage" office:value="0.00348432055749129" calcext:value-type="percentage">
            <text:p>0,35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91]" office:value-type="percentage" office:value="0.00348432055749129" calcext:value-type="percentage">
            <text:p>0,35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91]" office:value-type="percentage" office:value="0.00348432055749129" calcext:value-type="percentage">
            <text:p>0,35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91]" office:value-type="percentage" office:value="0.00348432055749129" calcext:value-type="percentage">
            <text:p>0,35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e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91]" office:value-type="percentage" office:value="0.00348432055749129" calcext:value-type="percentage">
            <text:p>0,35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7" calcext:value-type="float">
            <text:p>17</text:p>
          </table:table-cell>
          <table:table-cell table:style-name="ce33" table:formula="of:=[.B90]/[.$B$91]" office:value-type="percentage" office:value="0.0592334494773519" calcext:value-type="percentage">
            <text:p>5,92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90])" office:value-type="float" office:value="287" calcext:value-type="float">
            <text:p>287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84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05'.$A$1" table:cell-range-address="$'20201005'.$A$27:.$D$81"/>
        </table:named-expressions>
      </table:table>
      <table:named-expressions/>
      <table:database-ranges>
        <table:database-range table:name="__Anonymous_Sheet_DB__0" table:target-range-address="'20201005'.A27:'20201005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05" style:display-name="PageStyle_202010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06T13:27:07</dc:date>
    <meta:generator>LibreOffice/6.0.7.3$Linux_X86_64 LibreOffice_project/00m0$Build-3</meta:generator>
    <meta:document-statistic meta:table-count="1" meta:cell-count="384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